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center"/>
    </style:style>
    <style:style style:name="T7" style:parent-style-name="Standardstycketeckensnitt" style:family="text">
      <style:text-properties style:language-asian="sv" style:country-asian="SE" style:language-complex="ar" style:country-complex="SA"/>
    </style:style>
    <style:style style:name="P8" style:parent-style-name="Normal" style:family="paragraph">
      <style:paragraph-properties fo:break-before="page"/>
      <style:text-properties fo:hyphenate="true"/>
    </style:style>
    <style:style style:name="P9" style:parent-style-name="Standard" style:family="paragraph">
      <style:paragraph-properties fo:text-align="en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&lt;Martin&gt;</text:p>
      <text:p text:style-name="Standard"/>
      <text:h text:style-name="Rubrik1" text:outline-level="1">$RUBRIK1$</text:h>
      <text:p text:style-name="Standard"/>
      <text:p text:style-name="P2">$TEXT1$</text:p>
      <text:p text:style-name="Standard"/>
      <text:p text:style-name="P3">$TEXT2$</text:p>
      <text:p text:style-name="P4"/>
      <text:p text:style-name="P5"/>
      <text:p text:style-name="P6"><text:span text:style-name="T7"><draw:frame draw:style-name="a0" draw:name="Bildobjekt 1" text:anchor-type="as-char" svg:x="0in" svg:y="0in" svg:width="2.04341in" svg:height="2.45512in" style:rel-width="scale" style:rel-height="scale"><draw:image xlink:href="media/image1.jpeg" xlink:type="simple" xlink:show="embed" xlink:actuate="onLoad"/><svg:title/><svg:desc/></draw:frame></text:span></text:p>
      <text:p text:style-name="Standard"/>
      <text:p text:style-name="P8"/>
      <text:soft-page-break/>
      <text:p text:style-name="P9">$TEXT3$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Rubrik" style:display-name="Rubri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1Char" style:display-name="Rubrik 1 Char" style:family="text" style:parent-style-name="Standardstycketeckensnitt">
      <style:text-properties style:font-name="Calibri Light" style:font-name-asian="Times New Roman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le bergling</meta:initial-creator>
    <dc:creator>olle bergling</dc:creator>
    <meta:creation-date>2014-03-27T10:50:00Z</meta:creation-date>
    <dc:date>2014-03-27T10:50:00Z</dc:date>
    <meta:template xlink:href="Normal.dotm" xlink:type="simple"/>
    <meta:editing-cycles>2</meta:editing-cycles>
    <meta:editing-duration>PT0S</meta:editing-duration>
    <meta:document-statistic meta:page-count="2" meta:paragraph-count="1" meta:word-count="8" meta:character-count="53" meta:row-count="1" meta:non-whitespace-character-count="46"/>
  </office:meta>
</office:document-meta>
</file>